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1"/>
          <table:table-cell office:value-type="string" table:style-name="ce1">
            <text:p>test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5" table:style-name="ce1"/>
          <table:table-cell office:value-type="string" table:style-name="ce1">
            <text:p>test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inh Maggiore</meta:initial-creator>
    <dc:creator>Binh Maggiore</dc:creator>
    <meta:creation-date>2017-08-07T18:09:48Z</meta:creation-date>
    <dc:date>2017-08-07T18:10:34Z</dc:date>
  </office:meta>
</office:document-meta>
</file>